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Dialog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894764932"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1999627887"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6H12M33S</meta:editing-duration>
    <meta:editing-cycles>897</meta:editing-cycles>
    <meta:generator>LibreOffice/6.2.7.1$Linux_X86_64 LibreOffice_project/23edc44b61b830b7d749943e020e96f5a7df63bf</meta:generator>
    <dc:date>2019-10-04T14:38:49.176229933</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Dim description As String
	Dim elementName As String
	description = "Вы уверены, что хотите удалить все закладки в текущем документе?"
	If NOT confirm(description) Then
		Exit Sub
	EndIf
	elementName = ThisComponent.Links.ElementNames(6)
	bookmarks = ThisComponent.Links.getByName(elementName)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